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5319in" svg:height="3.1114in" svg:x="3.2701in" svg:y="3.628in">
            <draw:object draw:notify-on-update-of-ranges="Sheet1.A11:Sheet1.A11 Sheet1.A12:Sheet1.A15 Sheet1.B11:Sheet1.B11 Sheet1.B12:Sheet1.B15 Sheet1.C11:Sheet1.C11 Sheet1.C1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35in" svg:height="2.8882in" svg:x="4.6394in" svg:y="0.2232in">
            <draw:object draw:notify-on-update-of-ranges="Sheet1.A1:Sheet1.A1 Sheet1.A2:Sheet1.A5 Sheet1.B1:Sheet1.B1 Sheet1.B2:Sheet1.B5 Sheet1.C1:Sheet1.C1 Sheet1.C2:Sheet1.C5 Sheet1.D1:Sheet1.D1 Sheet1.D2:Sheet1.D5 Sheet1.E1:Sheet1.E1 Sheet1.E2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allel only O3</text:p>
          </table:table-cell>
          <table:table-cell office:value-type="string" calcext:value-type="string">
            <text:p>Parallel and SIMD</text:p>
          </table:table-cell>
          <table:table-cell office:value-type="string" calcext:value-type="string">
            <text:p>Parallel and loop unrol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88001" calcext:value-type="float">
            <text:p>79.88001</text:p>
          </table:table-cell>
          <table:table-cell office:value-type="float" office:value="39.582419" calcext:value-type="float">
            <text:p>39.582419</text:p>
          </table:table-cell>
          <table:table-cell office:value-type="float" office:value="39.617595" calcext:value-type="float">
            <text:p>39.617595</text:p>
          </table:table-cell>
          <table:table-cell office:value-type="float" office:value="32.468534" calcext:value-type="float">
            <text:p>32.468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88001" calcext:value-type="float">
            <text:p>79.88001</text:p>
          </table:table-cell>
          <table:table-cell office:value-type="float" office:value="24.915942" calcext:value-type="float">
            <text:p>24.915942</text:p>
          </table:table-cell>
          <table:table-cell office:value-type="float" office:value="23.885331" calcext:value-type="float">
            <text:p>23.885331</text:p>
          </table:table-cell>
          <table:table-cell office:value-type="float" office:value="21.186008" calcext:value-type="float">
            <text:p>21.186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.88001" calcext:value-type="float">
            <text:p>79.88001</text:p>
          </table:table-cell>
          <table:table-cell office:value-type="float" office:value="17.743943" calcext:value-type="float">
            <text:p>17.743943</text:p>
          </table:table-cell>
          <table:table-cell office:value-type="float" office:value="17.739344" calcext:value-type="float">
            <text:p>17.739344</text:p>
          </table:table-cell>
          <table:table-cell office:value-type="float" office:value="16.236413" calcext:value-type="float">
            <text:p>16.236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88001" calcext:value-type="float">
            <text:p>79.88001</text:p>
          </table:table-cell>
          <table:table-cell office:value-type="float" office:value="14.332148" calcext:value-type="float">
            <text:p>14.332148</text:p>
          </table:table-cell>
          <table:table-cell office:value-type="float" office:value="13.940609" calcext:value-type="float">
            <text:p>13.940609</text:p>
          </table:table-cell>
          <table:table-cell office:value-type="float" office:value="11.629277" calcext:value-type="float">
            <text:p>11.62927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nec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E2]" office:value-type="float" office:value="2.46022841684198" calcext:value-type="float">
            <text:p>2.46022841684198</text:p>
          </table:table-cell>
          <table:table-cell table:formula="of:=[.B12]/[.A12]" office:value-type="float" office:value="1.23011420842099" calcext:value-type="float">
            <text:p>1.230114208420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/[.E3]" office:value-type="float" office:value="3.77041347289211" calcext:value-type="float">
            <text:p>3.77041347289211</text:p>
          </table:table-cell>
          <table:table-cell table:formula="of:=[.B13]/[.A13]" office:value-type="float" office:value="0.942603368223027" calcext:value-type="float">
            <text:p>0.9426033682230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/[.E4]" office:value-type="float" office:value="4.91980648681454" calcext:value-type="float">
            <text:p>4.91980648681454</text:p>
          </table:table-cell>
          <table:table-cell table:formula="of:=[.B14]/[.A14]" office:value-type="float" office:value="0.819967747802424" calcext:value-type="float">
            <text:p>0.8199677478024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/[.E5]" office:value-type="float" office:value="6.86887155581555" calcext:value-type="float">
            <text:p>6.86887155581555</text:p>
          </table:table-cell>
          <table:table-cell table:formula="of:=[.B13]/[.A13]" office:value-type="float" office:value="0.942603368223027" calcext:value-type="float">
            <text:p>0.9426033682230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0T10:33:50.901438919</meta:creation-date>
    <dc:date>2021-06-20T11:05:12.170900689</dc:date>
    <meta:editing-duration>PT5M35S</meta:editing-duration>
    <meta:editing-cycles>1</meta:editing-cycles>
    <meta:document-statistic meta:table-count="1" meta:cell-count="40" meta:object-count="2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52cm" svg:height="7.904cm" xlink:href=".." xlink:type="simple" chart:class="chart:line" chart:style-name="ch1">
        <chart:title svg:x="4.614cm" svg:y="0.294cm" chart:style-name="ch2">
          <text:p>Speedup and Efficiency</text:p>
        </chart:title>
        <chart:legend chart:legend-position="end" svg:x="11.173cm" svg:y="3.404cm" style:legend-expansion="high" chart:style-name="ch3"/>
        <chart:plot-area chart:style-name="ch4" table:cell-range-address="Sheet1.A11:Sheet1.C15" chart:data-source-has-labels="both" svg:x="1.292cm" svg:y="1.231cm" svg:width="9.6cm" svg:height="5.534cm">
          <chart:coordinate-region svg:x="1.728cm" svg:y="1.43cm" svg:width="9.07cm" svg:height="4.688cm"/>
          <chart:axis chart:dimension="x" chart:name="primary-x" chart:style-name="ch5" chartooo:axis-type="auto">
            <chartooo:date-scale/>
            <chart:title svg:x="5.439cm" svg:y="6.923cm" chart:style-name="ch6">
              <text:p>Threads</text:p>
            </chart:title>
            <chart:categories table:cell-range-address="Sheet1.A12:Sheet1.A15"/>
          </chart:axis>
          <chart:axis chart:dimension="y" chart:name="primary-y" chart:style-name="ch5">
            <chart:title svg:x="0.451cm" svg:y="4.412cm" chart:style-name="ch7">
              <text:p>Time</text:p>
            </chart:title>
            <chart:grid chart:style-name="ch8" chart:class="major"/>
          </chart:axis>
          <chart:series chart:style-name="ch9" chart:values-cell-range-address="Sheet1.B12:Sheet1.B15" chart:label-cell-address="Sheet1.B11:Sheet1.B11" chart:class="chart:line">
            <chart:data-point chart:repeated="4"/>
          </chart:series>
          <chart:series chart:style-name="ch10" chart:values-cell-range-address="Sheet1.C12:Sheet1.C15" chart:label-cell-address="Sheet1.C11:Sheet1.C1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B11:Sheet1.B11</svg:desc>
                </draw:g>
              </table:table-cell>
              <table:table-cell office:value-type="string">
                <text:p>Efficinecy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2:Sheet1.A15</svg:desc>
                </draw:g>
              </table:table-cell>
              <table:table-cell office:value-type="float" office:value="2.46022841684198">
                <text:p>2.46022841684198</text:p>
                <draw:g>
                  <svg:desc>Sheet1.B12:Sheet1.B15</svg:desc>
                </draw:g>
              </table:table-cell>
              <table:table-cell office:value-type="float" office:value="1.23011420842099">
                <text:p>1.23011420842099</text:p>
                <draw:g>
                  <svg:desc>Sheet1.C12:Sheet1.C1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7041347289211">
                <text:p>3.77041347289211</text:p>
              </table:table-cell>
              <table:table-cell office:value-type="float" office:value="0.942603368223027">
                <text:p>0.942603368223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91980648681454">
                <text:p>4.91980648681454</text:p>
              </table:table-cell>
              <table:table-cell office:value-type="float" office:value="0.819967747802424">
                <text:p>0.8199677478024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6887155581555">
                <text:p>6.86887155581555</text:p>
              </table:table-cell>
              <table:table-cell office:value-type="float" office:value="0.942603368223027">
                <text:p>0.942603368223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4cm" svg:height="7.337cm" xlink:href=".." xlink:type="simple" chart:class="chart:line" chart:style-name="ch1">
        <chart:legend chart:legend-position="end" svg:x="8.578cm" svg:y="2.423cm" style:legend-expansion="high" chart:style-name="ch2"/>
        <chart:plot-area chart:style-name="ch3" table:cell-range-address="Sheet1.A1:Sheet1.E5" chart:data-source-has-labels="both" svg:x="0.26cm" svg:y="0.146cm" svg:width="8.058cm" svg:height="7.045cm">
          <chart:coordinate-region svg:x="1.067cm" svg:y="0.345cm" svg:width="7.157cm" svg:height="6.199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line">
            <chart:data-point chart:repeated="4"/>
          </chart:series>
          <chart:series chart:style-name="ch8" chart:values-cell-range-address="Sheet1.C2:Sheet1.C5" chart:label-cell-address="Sheet1.C1:Sheet1.C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series chart:style-name="ch10" chart:values-cell-range-address="Sheet1.E2:Sheet1.E5" chart:label-cell-address="Sheet1.E1:Sheet1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:Sheet1.B1</svg:desc>
                </draw:g>
              </table:table-cell>
              <table:table-cell office:value-type="string">
                <text:p>Parallel only O3</text:p>
                <draw:g>
                  <svg:desc>Sheet1.C1:Sheet1.C1</svg:desc>
                </draw:g>
              </table:table-cell>
              <table:table-cell office:value-type="string">
                <text:p>Parallel and SIMD</text:p>
                <draw:g>
                  <svg:desc>Sheet1.D1:Sheet1.D1</svg:desc>
                </draw:g>
              </table:table-cell>
              <table:table-cell office:value-type="string">
                <text:p>Parallel and loop unroll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79.88001">
                <text:p>79.88001</text:p>
                <draw:g>
                  <svg:desc>Sheet1.B2:Sheet1.B5</svg:desc>
                </draw:g>
              </table:table-cell>
              <table:table-cell office:value-type="float" office:value="39.582419">
                <text:p>39.582419</text:p>
                <draw:g>
                  <svg:desc>Sheet1.C2:Sheet1.C5</svg:desc>
                </draw:g>
              </table:table-cell>
              <table:table-cell office:value-type="float" office:value="39.617595">
                <text:p>39.617595</text:p>
                <draw:g>
                  <svg:desc>Sheet1.D2:Sheet1.D5</svg:desc>
                </draw:g>
              </table:table-cell>
              <table:table-cell office:value-type="float" office:value="32.468534">
                <text:p>32.468534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.88001">
                <text:p>79.88001</text:p>
              </table:table-cell>
              <table:table-cell office:value-type="float" office:value="24.915942">
                <text:p>24.915942</text:p>
              </table:table-cell>
              <table:table-cell office:value-type="float" office:value="23.885331">
                <text:p>23.885331</text:p>
              </table:table-cell>
              <table:table-cell office:value-type="float" office:value="21.186008">
                <text:p>21.1860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88001">
                <text:p>79.88001</text:p>
              </table:table-cell>
              <table:table-cell office:value-type="float" office:value="17.743943">
                <text:p>17.743943</text:p>
              </table:table-cell>
              <table:table-cell office:value-type="float" office:value="17.739344">
                <text:p>17.739344</text:p>
              </table:table-cell>
              <table:table-cell office:value-type="float" office:value="16.236413">
                <text:p>16.2364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8001">
                <text:p>79.88001</text:p>
              </table:table-cell>
              <table:table-cell office:value-type="float" office:value="14.332148">
                <text:p>14.332148</text:p>
              </table:table-cell>
              <table:table-cell office:value-type="float" office:value="13.940609">
                <text:p>13.940609</text:p>
              </table:table-cell>
              <table:table-cell office:value-type="float" office:value="11.629277">
                <text:p>11.629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